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d650" officeooo:paragraph-rsid="0004d650" style:font-size-asian="12.25pt" style:font-size-complex="14pt"/>
    </style:style>
    <style:style style:name="P2" style:family="paragraph" style:parent-style-name="Standard">
      <style:text-properties fo:font-size="14pt" officeooo:rsid="00053f5f" officeooo:paragraph-rsid="00053f5f" style:font-size-asian="12.25pt" style:font-size-complex="14pt"/>
    </style:style>
    <style:style style:name="P3" style:family="paragraph" style:parent-style-name="Standard">
      <style:text-properties fo:font-size="14pt" officeooo:rsid="00069e09" officeooo:paragraph-rsid="00069e09" style:font-size-asian="12.25pt" style:font-size-complex="14pt"/>
    </style:style>
    <style:style style:name="P4" style:family="paragraph" style:parent-style-name="Standard">
      <style:text-properties fo:font-size="14pt" officeooo:rsid="00076e67" officeooo:paragraph-rsid="00076e67" style:font-size-asian="12.25pt" style:font-size-complex="14pt"/>
    </style:style>
    <style:style style:name="P5" style:family="paragraph" style:parent-style-name="Standard">
      <style:text-properties fo:font-size="14pt" officeooo:rsid="000a95ff" officeooo:paragraph-rsid="000a95ff" style:font-size-asian="12.25pt" style:font-size-complex="14pt"/>
    </style:style>
    <style:style style:name="P6" style:family="paragraph" style:parent-style-name="Standard">
      <style:text-properties fo:font-size="14pt" officeooo:rsid="000b9553" officeooo:paragraph-rsid="000b9553" style:font-size-asian="12.25pt" style:font-size-complex="14pt"/>
    </style:style>
    <style:style style:name="P7" style:family="paragraph" style:parent-style-name="Standard">
      <style:text-properties fo:font-size="14pt" officeooo:rsid="000d83e3" officeooo:paragraph-rsid="000d83e3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array&gt;</text:p>
      <text:p text:style-name="P1">using namespace std;</text:p>
      <text:p text:style-name="P1"/>
      <text:p text:style-name="P1">int main()</text:p>
      <text:p text:style-name="P1">{</text:p>
      <text:p text:style-name="P1"><text:s text:c="4"/>array &lt;int,10&gt;a={1,2,3,4,5,6,7,8,9};</text:p>
      <text:p text:style-name="P1"><text:s text:c="4"/>int i;</text:p>
      <text:p text:style-name="P1"/>
      <text:p text:style-name="P1"><text:s text:c="4"/>cout&lt;&lt;"Enter any index : ";</text:p>
      <text:p text:style-name="P1"><text:s text:c="4"/>cin&gt;&gt;i; <text:s text:c="3"/></text:p>
      <text:p text:style-name="P1"/>
      <text:p text:style-name="P1"><text:s text:c="4"/>int &amp;num=a.at(i);</text:p>
      <text:p text:style-name="P1"/>
      <text:p text:style-name="P1"><text:s text:c="4"/>cout&lt;&lt;num&lt;&lt;endl;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array&gt;</text:p>
      <text:p text:style-name="P1">using namespace std;</text:p>
      <text:p text:style-name="P1"/>
      <text:p text:style-name="P1">int main()</text:p>
      <text:p text:style-name="P1">{</text:p>
      <text:p text:style-name="P1"><text:s text:c="4"/>array &lt;int,10&gt;a={1,2,3,4,5};</text:p>
      <text:p text:style-name="P1"><text:s text:c="4"/>int i,e;</text:p>
      <text:p text:style-name="P1"/>
      <text:p text:style-name="P1"><text:s text:c="4"/>cout&lt;&lt;"Enter elements of array : ";</text:p>
      <text:p text:style-name="P1"><text:s text:c="4"/>for(i=0;i&lt;5;i++)</text:p>
      <text:p text:style-name="P1"><text:s text:c="4"/>{</text:p>
      <text:p text:style-name="P1"><text:s text:c="8"/>cin&gt;&gt;a[i];</text:p>
      <text:p text:style-name="P1"><text:s text:c="4"/>}</text:p>
      <text:p text:style-name="P1"/>
      <text:p text:style-name="P1"><text:s text:c="4"/>for(i=0;i&lt;a.size();i++)</text:p>
      <text:p text:style-name="P1"><text:s text:c="4"/>{</text:p>
      <text:p text:style-name="P1"><text:s text:c="8"/>if(a.at(i))</text:p>
      <text:p text:style-name="P1"><text:s text:c="12"/>e++;</text:p>
      <text:p text:style-name="P1"><text:s text:c="4"/>}</text:p>
      <text:p text:style-name="P1"/>
      <text:p text:style-name="P1"><text:s text:c="4"/>cout&lt;&lt;"Total Number of Elements are "&lt;&lt;e&lt;&lt;endl;</text:p>
      <text:p text:style-name="P1"><text:s text:c="4"/>return 0;</text:p>
      <text:p text:style-name="P1">}</text:p>
      <text:p text:style-name="P1"/>
      <text:p text:style-name="P2">3)#include&lt;iostream&gt;</text:p>
      <text:p text:style-name="P2">#include&lt;array&gt;</text:p>
      <text:p text:style-name="P2"><text:soft-page-break/>using namespace std;</text:p>
      <text:p text:style-name="P2"/>
      <text:p text:style-name="P2">int main()</text:p>
      <text:p text:style-name="P2">{</text:p>
      <text:p text:style-name="P2"><text:s text:c="4"/>array &lt;int,10&gt;a={1,2,3,4,5};</text:p>
      <text:p text:style-name="P2"><text:s text:c="4"/>cout&lt;&lt;"The First Element is "&lt;&lt;(a.front())&lt;&lt;endl;</text:p>
      <text:p text:style-name="P2"><text:s text:c="4"/>cout&lt;&lt;"The Last Element is "&lt;&lt;(a.back())&lt;&lt;endl;</text:p>
      <text:p text:style-name="P2"><text:s text:c="4"/>return 0;</text:p>
      <text:p text:style-name="P2">}</text:p>
      <text:p text:style-name="P2"/>
      <text:p text:style-name="P3">4)#include&lt;iostream&gt;</text:p>
      <text:p text:style-name="P3">#include&lt;array&gt;</text:p>
      <text:p text:style-name="P3">using namespace std;</text:p>
      <text:p text:style-name="P3"/>
      <text:p text:style-name="P3">int main()</text:p>
      <text:p text:style-name="P3">{</text:p>
      <text:p text:style-name="P3"><text:s text:c="4"/>array &lt;int,10&gt;a={1,2,3,4,5,6,7,8,9,10};</text:p>
      <text:p text:style-name="P3"><text:s text:c="4"/>int num;</text:p>
      <text:p text:style-name="P3"><text:s text:c="4"/>cout&lt;&lt;"Enter the index you want to access : ";</text:p>
      <text:p text:style-name="P3"><text:s text:c="4"/>cin&gt;&gt;num;</text:p>
      <text:p text:style-name="P3"><text:s text:c="4"/>cout&lt;&lt;a.at(num);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3">5)#include&lt;iostream&gt;</text:p>
      <text:p text:style-name="P3">#include&lt;array&gt;</text:p>
      <text:p text:style-name="P3">using namespace std;</text:p>
      <text:p text:style-name="P3"/>
      <text:p text:style-name="P3">int main()</text:p>
      <text:p text:style-name="P3">{</text:p>
      <text:p text:style-name="P3"><text:s text:c="4"/>array &lt;int,10&gt;a={1,2,3,4,5,6,7,8,9,10};</text:p>
      <text:p text:style-name="P3"><text:s text:c="4"/>cout&lt;&lt;*(a.rbegin())&lt;&lt;endl;</text:p>
      <text:p text:style-name="P3"><text:s text:c="4"/>cout&lt;&lt;"The rbegin function points to first element in reverse \n";</text:p>
      <text:p text:style-name="P3"><text:s text:c="4"/>cout&lt;&lt;"The rend function points to a value before first element which does not exist so dereferencing it will return garbage value"&lt;&lt;endl;</text:p>
      <text:p text:style-name="P3"><text:s text:c="4"/>cout&lt;&lt;*(a.rend())&lt;&lt;endl;</text:p>
      <text:p text:style-name="P3"/>
      <text:p text:style-name="P3"><text:s text:c="4"/>return 0;</text:p>
      <text:p text:style-name="P3">}</text:p>
      <text:p text:style-name="P3"/>
      <text:p text:style-name="P3">6)#include&lt;iostream&gt;</text:p>
      <text:p text:style-name="P3">#include&lt;array&gt;</text:p>
      <text:p text:style-name="P3">using namespace std;</text:p>
      <text:p text:style-name="P3"/>
      <text:p text:style-name="P3"><text:soft-page-break/>int main()</text:p>
      <text:p text:style-name="P3">{</text:p>
      <text:p text:style-name="P3"><text:s text:c="4"/>array &lt;int,10&gt;arr1={1,2,3,4,5,6,7,8,9,10};</text:p>
      <text:p text:style-name="P3"><text:s text:c="4"/>array &lt;char,0&gt;arr2;</text:p>
      <text:p text:style-name="P3"/>
      <text:p text:style-name="P3"><text:s text:c="4"/>if(arr1.empty())</text:p>
      <text:p text:style-name="P3"><text:s text:c="8"/>cout&lt;&lt;"Array 1 is Empty "&lt;&lt;endl;</text:p>
      <text:p text:style-name="P3"><text:s text:c="4"/>else</text:p>
      <text:p text:style-name="P3"><text:s text:c="8"/>cout&lt;&lt;"Array 1 is not Empty "&lt;&lt;endl;</text:p>
      <text:p text:style-name="P3"><text:s text:c="4"/></text:p>
      <text:p text:style-name="P3"><text:s text:c="4"/>if(arr2.empty())</text:p>
      <text:p text:style-name="P3"><text:s text:c="8"/>cout&lt;&lt;"Array 2 is Empty "&lt;&lt;endl;</text:p>
      <text:p text:style-name="P3"><text:s text:c="4"/>else</text:p>
      <text:p text:style-name="P3"><text:s text:c="8"/>cout&lt;&lt;"Array 2 is not Empty "&lt;&lt;endl;</text:p>
      <text:p text:style-name="P3">}</text:p>
      <text:p text:style-name="P3"/>
      <text:p text:style-name="P4">7)#include&lt;bits/stdc++.h&gt;</text:p>
      <text:p text:style-name="P4">using namespace std;</text:p>
      <text:p text:style-name="P4"/>
      <text:p text:style-name="P4">int main()</text:p>
      <text:p text:style-name="P4">{</text:p>
      <text:p text:style-name="P4"><text:s text:c="4"/>array&lt;int,10&gt;arr={2,6,1,4,8,3,9,5,7,10};</text:p>
      <text:p text:style-name="P4"><text:s text:c="4"/>cout&lt;&lt;"Array is <text:s text:c="7"/>: ";</text:p>
      <text:p text:style-name="P4"><text:s text:c="4"/>for(int i=0;i&lt;arr.size();i++)</text:p>
      <text:p text:style-name="P4"><text:s text:c="4"/>{</text:p>
      <text:p text:style-name="P4"><text:s text:c="8"/>cout&lt;&lt;arr.at(i)&lt;&lt;" ";</text:p>
      <text:p text:style-name="P4"><text:s text:c="4"/>}</text:p>
      <text:p text:style-name="P4"><text:s text:c="4"/>cout&lt;&lt;endl;</text:p>
      <text:p text:style-name="P4"><text:s text:c="4"/>sort(arr.begin(),arr.end());</text:p>
      <text:p text:style-name="P4"><text:s text:c="4"/>cout&lt;&lt;"Sorted array is : "; </text:p>
      <text:p text:style-name="P4"><text:s text:c="4"/>for(int i=0;i&lt;arr.size();i++)</text:p>
      <text:p text:style-name="P4"><text:s text:c="4"/>{</text:p>
      <text:p text:style-name="P4"><text:s text:c="8"/>cout&lt;&lt;arr.at(i)&lt;&lt;" ";</text:p>
      <text:p text:style-name="P4"><text:s text:c="4"/>}</text:p>
      <text:p text:style-name="P4"><text:s text:c="4"/>cout&lt;&lt;endl;</text:p>
      <text:p text:style-name="P4"><text:s text:c="4"/>return 0;</text:p>
      <text:p text:style-name="P4">}</text:p>
      <text:p text:style-name="P4"/>
      <text:p text:style-name="P5">8)#include&lt;bits/stdc++.h&gt;</text:p>
      <text:p text:style-name="P5">using namespace std;</text:p>
      <text:p text:style-name="P5"/>
      <text:p text:style-name="P5">int main()</text:p>
      <text:p text:style-name="P5">{</text:p>
      <text:p text:style-name="P5"><text:s text:c="4"/>array&lt;int,10&gt;arr={2,6,1,4,8,3,9,5,7,10};</text:p>
      <text:p text:style-name="P5"><text:s text:c="4"/>cout&lt;&lt;"Unsorted array is <text:s text:c="6"/>: ";</text:p>
      <text:p text:style-name="P5"><text:soft-page-break/><text:s text:c="4"/>for(int i=0;i&lt;arr.size();i++)</text:p>
      <text:p text:style-name="P5"><text:s text:c="4"/>{</text:p>
      <text:p text:style-name="P5"><text:s text:c="8"/>cout&lt;&lt;arr.at(i)&lt;&lt;" ";</text:p>
      <text:p text:style-name="P5"><text:s text:c="4"/>}</text:p>
      <text:p text:style-name="P5"><text:s text:c="4"/>cout&lt;&lt;endl;</text:p>
      <text:p text:style-name="P5"><text:s text:c="4"/>sort(arr.begin(),arr.end(),greater&lt;int&gt;());</text:p>
      <text:p text:style-name="P5"><text:s text:c="4"/>cout&lt;&lt;"Greater sorted array is : "; </text:p>
      <text:p text:style-name="P5"><text:s text:c="4"/>for(int i=0;i&lt;arr.size();i++)</text:p>
      <text:p text:style-name="P5"><text:s text:c="4"/>{</text:p>
      <text:p text:style-name="P5"><text:s text:c="8"/>cout&lt;&lt;arr.at(i)&lt;&lt;" ";</text:p>
      <text:p text:style-name="P5"><text:s text:c="4"/>}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6">9)#include&lt;bits/stdc++.h&gt;</text:p>
      <text:p text:style-name="P6">using namespace std;</text:p>
      <text:p text:style-name="P6"/>
      <text:p text:style-name="P6">int main()</text:p>
      <text:p text:style-name="P6">{</text:p>
      <text:p text:style-name="P6"><text:s text:c="4"/>array&lt;int,10&gt;arr={1,2,1,2,4,6,1,8,4,5};</text:p>
      <text:p text:style-name="P6"><text:s text:c="4"/>int a=0,size=arr.size();</text:p>
      <text:p text:style-name="P6"><text:s text:c="4"/>while(size)</text:p>
      <text:p text:style-name="P6"><text:s text:c="4"/>{</text:p>
      <text:p text:style-name="P6"><text:s text:c="8"/>int num=arr[a];</text:p>
      <text:p text:style-name="P6"><text:s text:c="8"/>int c=0;</text:p>
      <text:p text:style-name="P6"><text:s text:c="8"/>for(int i=a;i&lt;arr.size();i++)</text:p>
      <text:p text:style-name="P6"><text:s text:c="8"/>{</text:p>
      <text:p text:style-name="P6"><text:s text:c="12"/>if(arr[i]==0)</text:p>
      <text:p text:style-name="P6"><text:s text:c="16"/>continue;</text:p>
      <text:p text:style-name="P6"><text:s text:c="12"/>if(num==arr[i])</text:p>
      <text:p text:style-name="P6"><text:s text:c="12"/>{</text:p>
      <text:p text:style-name="P6"><text:s text:c="16"/>c++;</text:p>
      <text:p text:style-name="P6"><text:s text:c="16"/>arr[i]=0;</text:p>
      <text:p text:style-name="P6"><text:s text:c="12"/>}</text:p>
      <text:p text:style-name="P6"><text:s text:c="8"/>}</text:p>
      <text:p text:style-name="P6"><text:s text:c="8"/>if(c%2)</text:p>
      <text:p text:style-name="P6"><text:s text:c="12"/>cout&lt;&lt;num&lt;&lt;",";</text:p>
      <text:p text:style-name="P6"><text:s text:c="8"/>a++;</text:p>
      <text:p text:style-name="P6"><text:s text:c="8"/>size--;</text:p>
      <text:p text:style-name="P6"><text:s text:c="4"/>}</text:p>
      <text:p text:style-name="P6"><text:s text:c="4"/>cout&lt;&lt;"occur odd number of times in the array"&lt;&lt;endl;</text:p>
      <text:p text:style-name="P6"><text:s text:c="4"/>return 0;</text:p>
      <text:p text:style-name="P6">}</text:p>
      <text:p text:style-name="P6"/>
      <text:p text:style-name="P7"><text:soft-page-break/>10)#include&lt;bits/stdc++.h&gt;</text:p>
      <text:p text:style-name="P7">using namespace std;</text:p>
      <text:p text:style-name="P7"/>
      <text:p text:style-name="P7">int main()</text:p>
      <text:p text:style-name="P7">{</text:p>
      <text:p text:style-name="P7"><text:s text:c="4"/>array&lt;int,10&gt;num={1,2,3,4,5,6,7,8,9,10};</text:p>
      <text:p text:style-name="P7"><text:s text:c="4"/>int i;</text:p>
      <text:p text:style-name="P7"><text:s text:c="4"/>cout&lt;&lt;"Array is : ";</text:p>
      <text:p text:style-name="P7"><text:s text:c="4"/>for(i=0;i&lt;num.size();i++)</text:p>
      <text:p text:style-name="P7"><text:s text:c="8"/>cout&lt;&lt;num[i]&lt;&lt;" ";</text:p>
      <text:p text:style-name="P7"><text:s text:c="4"/>cout&lt;&lt;endl;</text:p>
      <text:p text:style-name="P7"><text:s text:c="4"/></text:p>
      <text:p text:style-name="P7"><text:s text:c="4"/>array&lt;int,10&gt;ans;</text:p>
      <text:p text:style-name="P7"><text:s text:c="4"/>for(i=0;i&lt;num.size();i++)</text:p>
      <text:p text:style-name="P7"><text:s text:c="4"/>{</text:p>
      <text:p text:style-name="P7"><text:s text:c="8"/>int product=1;</text:p>
      <text:p text:style-name="P7"><text:s text:c="8"/>for(int j=0;j&lt;num.size();j++)</text:p>
      <text:p text:style-name="P7"><text:s text:c="8"/>{</text:p>
      <text:p text:style-name="P7"><text:s text:c="12"/>if(num[i]!=num[j])</text:p>
      <text:p text:style-name="P7"><text:s text:c="16"/>product*=num[j];</text:p>
      <text:p text:style-name="P7"><text:s text:c="12"/>ans[i]=product;</text:p>
      <text:p text:style-name="P7"><text:s text:c="8"/>}</text:p>
      <text:p text:style-name="P7"><text:s text:c="4"/>}</text:p>
      <text:p text:style-name="P7"/>
      <text:p text:style-name="P7"><text:s text:c="4"/>cout&lt;&lt;"Answer array in which all numbers except num[i] are multiplied is : "&lt;&lt;endl;</text:p>
      <text:p text:style-name="P7"><text:s text:c="4"/>for(i=0;i&lt;ans.size();i++)</text:p>
      <text:p text:style-name="P7"><text:s text:c="4"/>{</text:p>
      <text:p text:style-name="P7"><text:s text:c="8"/>cout&lt;&lt;ans[i]&lt;&lt;" ";</text:p>
      <text:p text:style-name="P7"><text:s text:c="4"/>}</text:p>
      <text:p text:style-name="P7"><text:s text:c="4"/>cout&lt;&lt;endl;</text:p>
      <text:p text:style-name="P7"><text:s text:c="4"/>return 0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0:20:42.055310140</meta:creation-date>
    <dc:date>2023-08-11T19:45:28.103110097</dc:date>
    <meta:editing-duration>PT26M3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83" meta:word-count="364" meta:character-count="3704" meta:non-whitespace-character-count="2787"/>
  </office:meta>
</office:document-meta>
</file>